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d22" officeooo:paragraph-rsid="001c5d22"/>
    </style:style>
    <style:style style:name="P2" style:family="paragraph" style:parent-style-name="Standard">
      <style:text-properties officeooo:rsid="001cd7d6" officeooo:paragraph-rsid="001cd7d6"/>
    </style:style>
    <style:style style:name="P3" style:family="paragraph" style:parent-style-name="Standard">
      <style:text-properties officeooo:rsid="001d2b02" officeooo:paragraph-rsid="001d2b02"/>
    </style:style>
    <style:style style:name="P4" style:family="paragraph" style:parent-style-name="Standard">
      <style:text-properties officeooo:rsid="001e6872" officeooo:paragraph-rsid="001e68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d of proteins are always between 11.6-12.4 x 10^-6</text:p>
      <text:p text:style-name="P1"/>
      <text:p text:style-name="P1">max q 0.34 A → smallest sice I can look at with that → abot dmin = 2pie/qmax ~20 A</text:p>
      <text:p text:style-name="P1"/>
      <text:p text:style-name="P2">pddf → you can see it is nearly a sphere ( high values tell you maximum sice of the particel dmax). Peak of the pddf tells you the most populated distance. You can also get the radius of gyration .</text:p>
      <text:p text:style-name="P2">Autognom → software that does the calculation reverse fuoie transformation </text:p>
      <text:p text:style-name="P2"/>
      <text:p text:style-name="P3">crysol calculation for pdb file open → keep at default </text:p>
      <text:p text:style-name="P4">we care about the created pdf file with end int (from the 4 lines we care about the highest one. Now use crysol fit select you actual data, than selcet the pdb file → keep at default (change to A) and tick box → fit on unsere data → you get list → go to plot → look at p-valie → closer to 1 good. </text:p>
      <text:p text:style-name="P4">What in the slides Sasview analysis Rg → ATSAS pddf RG christallography → just analys two data points. 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0:06:13.876475935</meta:creation-date>
    <dc:date>2026-01-15T11:41:16.262689088</dc:date>
    <meta:editing-duration>PT1H18M4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172" meta:character-count="861" meta:non-whitespace-character-count="692"/>
  </office:meta>
</office:document-meta>
</file>